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5pt" officeooo:rsid="000791c8" officeooo:paragraph-rsid="000791c8" style:font-size-asian="15pt" style:font-size-complex="15pt"/>
    </style:style>
    <style:style style:name="P3" style:family="paragraph" style:parent-style-name="Standard">
      <style:text-properties style:font-name="Liberation Serif" fo:font-size="15pt" officeooo:rsid="0007d76d" officeooo:paragraph-rsid="0007d76d" style:font-size-asian="15pt" style:font-size-complex="15pt"/>
    </style:style>
    <style:style style:name="P4" style:family="paragraph" style:parent-style-name="Standard">
      <style:text-properties style:font-name="Liberation Serif" fo:font-size="15pt" officeooo:rsid="0007d76d" officeooo:paragraph-rsid="005d1f6e" style:font-size-asian="15pt" style:font-size-complex="15pt"/>
    </style:style>
    <style:style style:name="P5" style:family="paragraph" style:parent-style-name="Standard">
      <style:text-properties style:font-name="Liberation Serif" fo:font-size="15pt" officeooo:paragraph-rsid="00477346" style:font-size-asian="15pt" style:font-size-complex="15pt"/>
    </style:style>
    <style:style style:name="P6" style:family="paragraph" style:parent-style-name="Standard">
      <style:text-properties style:font-name="Liberation Serif" fo:font-size="15pt" officeooo:paragraph-rsid="0017da05" style:font-size-asian="15pt" style:font-size-complex="15pt"/>
    </style:style>
    <style:style style:name="P7" style:family="paragraph" style:parent-style-name="Standard">
      <style:text-properties style:font-name="Liberation Serif" fo:font-size="15pt" officeooo:paragraph-rsid="001ae683" style:font-size-asian="15pt" style:font-size-complex="15pt"/>
    </style:style>
    <style:style style:name="P8" style:family="paragraph" style:parent-style-name="Standard">
      <style:text-properties style:font-name="Liberation Serif" fo:font-size="15pt" officeooo:paragraph-rsid="005b801e" style:font-size-asian="15pt" style:font-size-complex="15pt"/>
    </style:style>
    <style:style style:name="P9" style:family="paragraph" style:parent-style-name="Standard">
      <style:text-properties style:font-name="Liberation Serif" fo:font-size="15pt" officeooo:paragraph-rsid="005c8fe1" style:font-size-asian="15pt" style:font-size-complex="15pt"/>
    </style:style>
    <style:style style:name="P10" style:family="paragraph" style:parent-style-name="Standard">
      <style:text-properties style:font-name="Liberation Serif" fo:font-size="15pt" officeooo:paragraph-rsid="005dc96f" style:font-size-asian="15pt" style:font-size-complex="15pt"/>
    </style:style>
    <style:style style:name="P11" style:family="paragraph" style:parent-style-name="Standard">
      <style:text-properties style:font-name="Liberation Serif" fo:font-size="15pt" officeooo:paragraph-rsid="0064b1ff" style:font-size-asian="15pt" style:font-size-complex="15pt"/>
    </style:style>
    <style:style style:name="P12" style:family="paragraph" style:parent-style-name="Standard">
      <style:paragraph-properties>
        <style:tab-stops>
          <style:tab-stop style:position="8.419cm"/>
        </style:tab-stops>
      </style:paragraph-properties>
      <style:text-properties style:font-name="Liberation Serif" fo:font-size="15pt" officeooo:paragraph-rsid="0080bc41" style:font-size-asian="15pt" style:font-size-complex="15pt"/>
    </style:style>
    <style:style style:name="P13" style:family="paragraph" style:parent-style-name="Standard">
      <style:text-properties officeooo:paragraph-rsid="005648d5"/>
    </style:style>
    <style:style style:name="P14" style:family="paragraph" style:parent-style-name="Standard">
      <style:text-properties officeooo:rsid="005694f3" officeooo:paragraph-rsid="005694f3"/>
    </style:style>
    <style:style style:name="P15" style:family="paragraph" style:parent-style-name="Standard">
      <style:text-properties officeooo:paragraph-rsid="005dc96f"/>
    </style:style>
    <style:style style:name="P16" style:family="paragraph" style:parent-style-name="Standard">
      <style:text-properties officeooo:paragraph-rsid="007609e2"/>
    </style:style>
    <style:style style:name="P17" style:family="paragraph" style:parent-style-name="Standard">
      <style:text-properties fo:font-weight="bold" officeooo:rsid="007ea638" officeooo:paragraph-rsid="0086a234" style:font-weight-asian="bold" style:font-weight-complex="bold"/>
    </style:style>
    <style:style style:name="P18" style:family="paragraph" style:parent-style-name="Standard">
      <style:text-properties fo:font-weight="bold" officeooo:rsid="00881eee" officeooo:paragraph-rsid="00891010" style:font-weight-asian="bold" style:font-weight-complex="bold"/>
    </style:style>
    <style:style style:name="P19" style:family="paragraph" style:parent-style-name="Standard">
      <style:text-properties fo:font-weight="bold" officeooo:rsid="00892de4" officeooo:paragraph-rsid="008ac1bd" style:font-weight-asian="bold" style:font-weight-complex="bold"/>
    </style:style>
    <style:style style:name="P20" style:family="paragraph" style:parent-style-name="Standard">
      <style:text-properties officeooo:paragraph-rsid="008eea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d76d" style:font-weight-asian="bold" style:font-weight-complex="bold"/>
    </style:style>
    <style:style style:name="T3" style:family="text">
      <style:text-properties fo:font-weight="bold" officeooo:rsid="00095c22" style:font-weight-asian="bold" style:font-weight-complex="bold"/>
    </style:style>
    <style:style style:name="T4" style:family="text">
      <style:text-properties fo:font-weight="bold" officeooo:rsid="00477346" style:font-weight-asian="bold" style:font-weight-complex="bold"/>
    </style:style>
    <style:style style:name="T5" style:family="text">
      <style:text-properties fo:font-weight="bold" officeooo:rsid="0048ada7" style:font-weight-asian="bold" style:font-weight-complex="bold"/>
    </style:style>
    <style:style style:name="T6" style:family="text">
      <style:text-properties fo:font-weight="bold" officeooo:rsid="005648d5" style:font-weight-asian="bold" style:font-weight-complex="bold"/>
    </style:style>
    <style:style style:name="T7" style:family="text">
      <style:text-properties fo:font-weight="bold" officeooo:rsid="00587a6c" style:font-weight-asian="bold" style:font-weight-complex="bold"/>
    </style:style>
    <style:style style:name="T8" style:family="text">
      <style:text-properties fo:font-weight="bold" officeooo:rsid="005a5437" style:font-weight-asian="bold" style:font-weight-complex="bold"/>
    </style:style>
    <style:style style:name="T9" style:family="text">
      <style:text-properties officeooo:rsid="0007d76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3d80d" style:font-weight-asian="normal" style:font-weight-complex="normal"/>
    </style:style>
    <style:style style:name="T12" style:family="text">
      <style:text-properties fo:font-weight="normal" officeooo:rsid="000c3319" style:font-weight-asian="normal" style:font-weight-complex="normal"/>
    </style:style>
    <style:style style:name="T13" style:family="text">
      <style:text-properties officeooo:rsid="000894ae"/>
    </style:style>
    <style:style style:name="T14" style:family="text">
      <style:text-properties officeooo:rsid="00095c22"/>
    </style:style>
    <style:style style:name="T15" style:family="text">
      <style:text-properties fo:color="#c9211e" officeooo:rsid="00477346" fo:background-color="#ffffff" loext:char-shading-value="0"/>
    </style:style>
    <style:style style:name="T16" style:family="text">
      <style:text-properties fo:color="#3faf46" fo:font-weight="bold" style:font-weight-asian="bold" style:font-weight-complex="bold"/>
    </style:style>
    <style:style style:name="T17" style:family="text">
      <style:text-properties fo:color="#3faf46" fo:font-weight="bold" officeooo:rsid="000894ae" style:font-weight-asian="bold" style:font-weight-complex="bold"/>
    </style:style>
    <style:style style:name="T18" style:family="text">
      <style:text-properties fo:color="#3faf46" fo:font-weight="bold" officeooo:rsid="00106c89" style:font-weight-asian="bold" style:font-weight-complex="bold"/>
    </style:style>
    <style:style style:name="T19" style:family="text">
      <style:text-properties fo:color="#3faf46" fo:font-weight="bold" officeooo:rsid="0033d80d" style:font-weight-asian="bold" style:font-weight-complex="bold"/>
    </style:style>
    <style:style style:name="T20" style:family="text">
      <style:text-properties fo:color="#3faf46" fo:font-weight="bold" officeooo:rsid="005a5437" style:font-weight-asian="bold" style:font-weight-complex="bold"/>
    </style:style>
    <style:style style:name="T21" style:family="text">
      <style:text-properties fo:color="#3faf46" fo:font-weight="bold" officeooo:rsid="00095c22" fo:background-color="#ffffff" loext:char-shading-value="0" style:font-weight-asian="bold" style:font-weight-complex="bold"/>
    </style:style>
    <style:style style:name="T22" style:family="text">
      <style:text-properties fo:color="#3faf46" fo:font-weight="bold" officeooo:rsid="000f9235" fo:background-color="#ffffff" loext:char-shading-value="0" style:font-weight-asian="bold" style:font-weight-complex="bold"/>
    </style:style>
    <style:style style:name="T23" style:family="text">
      <style:text-properties fo:color="#3faf46" fo:font-weight="bold" officeooo:rsid="0047c75c" fo:background-color="#ffffff" loext:char-shading-value="0" style:font-weight-asian="bold" style:font-weight-complex="bold"/>
    </style:style>
    <style:style style:name="T24" style:family="text">
      <style:text-properties fo:color="#3faf46" fo:font-weight="bold" officeooo:rsid="0033d80d" fo:background-color="#ffffff" loext:char-shading-value="0" style:font-weight-asian="bold" style:font-weight-complex="bold"/>
    </style:style>
    <style:style style:name="T25" style:family="text">
      <style:text-properties fo:color="#3faf46" style:font-name="Liberation Serif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3faf46" style:font-name="Liberation Serif" fo:font-size="15pt" fo:font-weight="bold" officeooo:rsid="0007d76d" style:font-size-asian="15pt" style:font-weight-asian="bold" style:font-size-complex="15pt" style:font-weight-complex="bold"/>
    </style:style>
    <style:style style:name="T27" style:family="text">
      <style:text-properties fo:color="#3faf46" style:font-name="Liberation Serif" fo:font-size="15pt" fo:font-weight="bold" officeooo:rsid="005648d5" style:font-size-asian="15pt" style:font-weight-asian="bold" style:font-size-complex="15pt" style:font-weight-complex="bold"/>
    </style:style>
    <style:style style:name="T28" style:family="text">
      <style:text-properties fo:color="#3faf46" style:font-name="Liberation Serif" fo:font-size="15pt" fo:font-weight="bold" officeooo:rsid="005a5437" style:font-size-asian="15pt" style:font-weight-asian="bold" style:font-size-complex="15pt" style:font-weight-complex="bold"/>
    </style:style>
    <style:style style:name="T29" style:family="text">
      <style:text-properties fo:color="#3faf46" style:font-name="Liberation Serif" fo:font-size="15pt" fo:font-weight="bold" officeooo:rsid="007103db" style:font-size-asian="15pt" style:font-weight-asian="bold" style:font-size-complex="15pt" style:font-weight-complex="bold"/>
    </style:style>
    <style:style style:name="T30" style:family="text">
      <style:text-properties fo:color="#3faf46" style:font-name="Liberation Serif" fo:font-size="15pt" fo:font-weight="bold" officeooo:rsid="007a0bab" style:font-size-asian="15pt" style:font-weight-asian="bold" style:font-size-complex="15pt" style:font-weight-complex="bold"/>
    </style:style>
    <style:style style:name="T31" style:family="text">
      <style:text-properties fo:color="#3faf46" style:font-name="Liberation Serif" fo:font-size="15pt" fo:font-weight="bold" officeooo:rsid="0084fc96" style:font-size-asian="15pt" style:font-weight-asian="bold" style:font-size-complex="15pt" style:font-weight-complex="bold"/>
    </style:style>
    <style:style style:name="T32" style:family="text">
      <style:text-properties fo:color="#3faf46" style:font-name="Liberation Serif" fo:font-size="15pt" fo:font-weight="bold" officeooo:rsid="007fdffd" style:font-size-asian="15pt" style:font-weight-asian="bold" style:font-size-complex="15pt" style:font-weight-complex="bold"/>
    </style:style>
    <style:style style:name="T33" style:family="text">
      <style:text-properties fo:color="#3faf46" style:font-name="Liberation Serif" fo:font-size="15pt" fo:font-weight="normal" style:font-size-asian="15pt" style:font-weight-asian="normal" style:font-size-complex="15pt" style:font-weight-complex="normal"/>
    </style:style>
    <style:style style:name="T34" style:family="text">
      <style:text-properties fo:color="#3faf46" style:font-name="Liberation Serif" fo:font-size="15pt" fo:font-weight="normal" officeooo:rsid="005a5437" style:font-size-asian="15pt" style:font-weight-asian="normal" style:font-size-complex="15pt" style:font-weight-complex="normal"/>
    </style:style>
    <style:style style:name="T35" style:family="text">
      <style:text-properties fo:color="#3faf46" style:font-name="Liberation Serif" fo:font-size="15pt" style:font-size-asian="15pt" style:font-size-complex="15pt"/>
    </style:style>
    <style:style style:name="T36" style:family="text">
      <style:text-properties fo:color="#3faf46" style:font-name="Liberation Serif" fo:font-size="15pt" officeooo:rsid="007fdffd" style:font-size-asian="15pt" style:font-size-complex="15pt"/>
    </style:style>
    <style:style style:name="T37" style:family="text">
      <style:text-properties fo:color="#3faf46" style:font-name="Liberation Serif" fo:font-size="15pt" officeooo:rsid="008ac1bd" style:font-size-asian="15pt" style:font-size-complex="15pt"/>
    </style:style>
    <style:style style:name="T38" style:family="text">
      <style:text-properties fo:color="#ff0000" officeooo:rsid="00095c22" fo:background-color="#ffff00" loext:char-shading-value="0"/>
    </style:style>
    <style:style style:name="T39" style:family="text">
      <style:text-properties fo:color="#8d1d75" fo:font-weight="bold" style:font-weight-asian="bold" style:font-weight-complex="bold"/>
    </style:style>
    <style:style style:name="T40" style:family="text">
      <style:text-properties fo:color="#8d1d75" fo:font-weight="bold" officeooo:rsid="00106c89" style:font-weight-asian="bold" style:font-weight-complex="bold"/>
    </style:style>
    <style:style style:name="T41" style:family="text">
      <style:text-properties fo:color="#8d1d75" fo:font-weight="bold" officeooo:rsid="00095c22" style:font-weight-asian="bold" style:font-weight-complex="bold"/>
    </style:style>
    <style:style style:name="T42" style:family="text">
      <style:text-properties fo:color="#8d1d75" fo:font-weight="bold" officeooo:rsid="000d176d" style:font-weight-asian="bold" style:font-weight-complex="bold"/>
    </style:style>
    <style:style style:name="T43" style:family="text">
      <style:text-properties fo:color="#8d1d75" fo:font-weight="bold" officeooo:rsid="000c3319" style:font-weight-asian="bold" style:font-weight-complex="bold"/>
    </style:style>
    <style:style style:name="T44" style:family="text">
      <style:text-properties fo:color="#8d1d75" fo:font-weight="bold" officeooo:rsid="001a4a51" style:font-weight-asian="bold" style:font-weight-complex="bold"/>
    </style:style>
    <style:style style:name="T45" style:family="text">
      <style:text-properties fo:color="#8d1d75" fo:font-weight="bold" officeooo:rsid="004362e4" fo:background-color="transparent" loext:char-shading-value="0" style:font-weight-asian="bold" style:font-weight-complex="bold"/>
    </style:style>
    <style:style style:name="T46" style:family="text">
      <style:text-properties fo:color="#8d1d75" fo:font-weight="bold" officeooo:rsid="00477346" fo:background-color="#ffffff" loext:char-shading-value="0" style:font-weight-asian="bold" style:font-weight-complex="bold"/>
    </style:style>
    <style:style style:name="T47" style:family="text">
      <style:text-properties fo:color="#8d1d75" style:font-name="Liberation Serif" fo:font-size="15pt" fo:font-weight="bold" officeooo:rsid="0007d76d" style:font-size-asian="15pt" style:font-weight-asian="bold" style:font-size-complex="15pt" style:font-weight-complex="bold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fo:color="#000000" fo:font-weight="normal" officeooo:rsid="00106c89" style:font-weight-asian="normal" style:font-weight-complex="normal"/>
    </style:style>
    <style:style style:name="T50" style:family="text">
      <style:text-properties fo:color="#000000" fo:font-weight="normal" officeooo:rsid="00095c22" style:font-weight-asian="normal" style:font-weight-complex="normal"/>
    </style:style>
    <style:style style:name="T51" style:family="text">
      <style:text-properties fo:color="#000000" fo:font-weight="normal" officeooo:rsid="001a4a51" style:font-weight-asian="normal" style:font-weight-complex="normal"/>
    </style:style>
    <style:style style:name="T52" style:family="text">
      <style:text-properties fo:color="#000000" fo:font-weight="normal" officeooo:rsid="00095c22" fo:background-color="#ffffff" loext:char-shading-value="0" style:font-weight-asian="normal" style:font-weight-complex="normal"/>
    </style:style>
    <style:style style:name="T53" style:family="text">
      <style:text-properties fo:color="#000000" fo:font-weight="normal" officeooo:rsid="0033d80d" fo:background-color="#ffffff" loext:char-shading-value="0" style:font-weight-asian="normal" style:font-weight-complex="normal"/>
    </style:style>
    <style:style style:name="T54" style:family="text">
      <style:text-properties fo:color="#000000" fo:font-weight="normal" officeooo:rsid="0083378f" fo:background-color="#ffffff" loext:char-shading-value="0" style:font-weight-asian="normal" style:font-weight-complex="normal"/>
    </style:style>
    <style:style style:name="T55" style:family="text">
      <style:text-properties fo:color="#000000" fo:font-weight="bold" officeooo:rsid="00587a6c" fo:background-color="#ffffff" loext:char-shading-value="0" style:font-weight-asian="bold" style:font-weight-complex="bold"/>
    </style:style>
    <style:style style:name="T56" style:family="text">
      <style:text-properties fo:color="#000000" fo:font-weight="bold" officeooo:rsid="000f9235" fo:background-color="#ffffff" loext:char-shading-value="0" style:font-weight-asian="bold" style:font-weight-complex="bold"/>
    </style:style>
    <style:style style:name="T57" style:family="text">
      <style:text-properties fo:color="#000000" fo:font-weight="bold" officeooo:rsid="0047c75c" fo:background-color="#ffffff" loext:char-shading-value="0" style:font-weight-asian="bold" style:font-weight-complex="bold"/>
    </style:style>
    <style:style style:name="T58" style:family="text">
      <style:text-properties fo:color="#000000" fo:font-weight="bold" officeooo:rsid="0083378f" fo:background-color="#ffffff" loext:char-shading-value="0" style:font-weight-asian="bold" style:font-weight-complex="bold"/>
    </style:style>
    <style:style style:name="T59" style:family="text">
      <style:text-properties fo:color="#000000" officeooo:rsid="004362e4" fo:background-color="#ffffff" loext:char-shading-value="0"/>
    </style:style>
    <style:style style:name="T60" style:family="text">
      <style:text-properties fo:color="#000000" officeooo:rsid="00095c22" fo:background-color="#ffffff" loext:char-shading-value="0"/>
    </style:style>
    <style:style style:name="T61" style:family="text">
      <style:text-properties fo:color="#000000" officeooo:rsid="004e0005" fo:background-color="#ffffff" loext:char-shading-value="0"/>
    </style:style>
    <style:style style:name="T62" style:family="text">
      <style:text-properties fo:color="#000000" officeooo:rsid="000f9235" fo:background-color="#ffffff" loext:char-shading-value="0"/>
    </style:style>
    <style:style style:name="T63" style:family="text">
      <style:text-properties fo:color="#000000" style:font-name="Liberation Serif" fo:font-size="15pt" style:font-size-asian="15pt" style:font-size-complex="15pt"/>
    </style:style>
    <style:style style:name="T64" style:family="text">
      <style:text-properties fo:color="#000000" style:font-name="Liberation Serif" fo:font-size="15pt" officeooo:rsid="0007d76d" style:font-size-asian="15pt" style:font-size-complex="15pt"/>
    </style:style>
    <style:style style:name="T65" style:family="text">
      <style:text-properties fo:color="#000000" style:font-name="Liberation Serif" fo:font-size="15pt" officeooo:rsid="0086a234" style:font-size-asian="15pt" style:font-size-complex="15pt"/>
    </style:style>
    <style:style style:name="T66" style:family="text">
      <style:text-properties fo:color="#000000" style:font-name="Liberation Serif" fo:font-size="15pt" officeooo:rsid="007fdffd" style:font-size-asian="15pt" style:font-size-complex="15pt"/>
    </style:style>
    <style:style style:name="T67" style:family="text">
      <style:text-properties fo:color="#000000" style:font-name="Liberation Serif" fo:font-size="15pt" officeooo:rsid="008ac1bd" style:font-size-asian="15pt" style:font-size-complex="15pt"/>
    </style:style>
    <style:style style:name="T68" style:family="text">
      <style:text-properties fo:color="#000000" style:font-name="Liberation Serif" fo:font-size="15pt" fo:font-weight="bold" style:font-size-asian="15pt" style:font-weight-asian="bold" style:font-size-complex="15pt" style:font-weight-complex="bold"/>
    </style:style>
    <style:style style:name="T69" style:family="text">
      <style:text-properties fo:color="#000000" style:font-name="Liberation Serif" fo:font-size="15pt" fo:font-weight="bold" officeooo:rsid="007296ab" style:font-size-asian="15pt" style:font-weight-asian="bold" style:font-size-complex="15pt" style:font-weight-complex="bold"/>
    </style:style>
    <style:style style:name="T70" style:family="text">
      <style:text-properties fo:color="#000000" style:font-name="Liberation Serif" fo:font-size="15pt" fo:font-weight="bold" officeooo:rsid="0072d938" style:font-size-asian="15pt" style:font-weight-asian="bold" style:font-size-complex="15pt" style:font-weight-complex="bold"/>
    </style:style>
    <style:style style:name="T71" style:family="text">
      <style:text-properties fo:color="#000000" style:font-name="Liberation Serif" fo:font-size="15pt" fo:font-weight="bold" officeooo:rsid="0075176b" style:font-size-asian="15pt" style:font-weight-asian="bold" style:font-size-complex="15pt" style:font-weight-complex="bold"/>
    </style:style>
    <style:style style:name="T72" style:family="text">
      <style:text-properties fo:color="#000000" style:font-name="Liberation Serif" fo:font-size="15pt" fo:font-weight="bold" officeooo:rsid="007609e2" style:font-size-asian="15pt" style:font-weight-asian="bold" style:font-size-complex="15pt" style:font-weight-complex="bold"/>
    </style:style>
    <style:style style:name="T73" style:family="text">
      <style:text-properties fo:color="#000000" style:font-name="Liberation Serif" fo:font-size="15pt" fo:font-weight="bold" officeooo:rsid="007ea638" style:font-size-asian="15pt" style:font-weight-asian="bold" style:font-size-complex="15pt" style:font-weight-complex="bold"/>
    </style:style>
    <style:style style:name="T74" style:family="text">
      <style:text-properties fo:color="#000000" style:font-name="Liberation Serif" fo:font-size="15pt" fo:font-weight="bold" officeooo:rsid="0084fc96" style:font-size-asian="15pt" style:font-weight-asian="bold" style:font-size-complex="15pt" style:font-weight-complex="bold"/>
    </style:style>
    <style:style style:name="T75" style:family="text">
      <style:text-properties fo:color="#000000" style:font-name="Liberation Serif" fo:font-size="15pt" fo:font-weight="normal" style:font-size-asian="15pt" style:font-weight-asian="normal" style:font-size-complex="15pt" style:font-weight-complex="normal"/>
    </style:style>
    <style:style style:name="T76" style:family="text">
      <style:text-properties fo:color="#000000" style:font-name="Liberation Serif" fo:font-size="15pt" fo:font-weight="normal" officeooo:rsid="005a5437" style:font-size-asian="15pt" style:font-weight-asian="normal" style:font-size-complex="15pt" style:font-weight-complex="normal"/>
    </style:style>
    <style:style style:name="T77" style:family="text">
      <style:text-properties fo:color="#000000" style:font-name="Liberation Serif" fo:font-size="15pt" fo:font-weight="normal" officeooo:rsid="005648d5" style:font-size-asian="15pt" style:font-weight-asian="normal" style:font-size-complex="15pt" style:font-weight-complex="normal"/>
    </style:style>
    <style:style style:name="T78" style:family="text">
      <style:text-properties fo:color="#000000" style:font-name="Liberation Serif" fo:font-size="15pt" fo:font-weight="normal" officeooo:rsid="007103db" style:font-size-asian="15pt" style:font-weight-asian="normal" style:font-size-complex="15pt" style:font-weight-complex="normal"/>
    </style:style>
    <style:style style:name="T79" style:family="text">
      <style:text-properties fo:color="#000000" style:font-name="Liberation Serif" fo:font-size="15pt" fo:font-weight="normal" officeooo:rsid="007296ab" style:font-size-asian="15pt" style:font-weight-asian="normal" style:font-size-complex="15pt" style:font-weight-complex="normal"/>
    </style:style>
    <style:style style:name="T80" style:family="text">
      <style:text-properties fo:color="#000000" style:font-name="Liberation Serif" fo:font-size="15pt" fo:font-weight="normal" officeooo:rsid="0072c737" style:font-size-asian="15pt" style:font-weight-asian="normal" style:font-size-complex="15pt" style:font-weight-complex="normal"/>
    </style:style>
    <style:style style:name="T81" style:family="text">
      <style:text-properties fo:color="#000000" style:font-name="Liberation Serif" fo:font-size="15pt" fo:font-weight="normal" officeooo:rsid="0075176b" style:font-size-asian="15pt" style:font-weight-asian="normal" style:font-size-complex="15pt" style:font-weight-complex="normal"/>
    </style:style>
    <style:style style:name="T82" style:family="text">
      <style:text-properties fo:color="#000000" style:font-name="Liberation Serif" fo:font-size="15pt" fo:font-weight="normal" officeooo:rsid="007a0bab" style:font-size-asian="15pt" style:font-weight-asian="normal" style:font-size-complex="15pt" style:font-weight-complex="normal"/>
    </style:style>
    <style:style style:name="T83" style:family="text">
      <style:text-properties fo:color="#000000" style:font-name="Liberation Serif" fo:font-size="15pt" fo:font-weight="normal" officeooo:rsid="007c2dba" style:font-size-asian="15pt" style:font-weight-asian="normal" style:font-size-complex="15pt" style:font-weight-complex="normal"/>
    </style:style>
    <style:style style:name="T84" style:family="text">
      <style:text-properties fo:color="#000000" style:font-name="Liberation Serif" fo:font-size="15pt" fo:font-weight="normal" officeooo:rsid="007fdffd" style:font-size-asian="15pt" style:font-weight-asian="normal" style:font-size-complex="15pt" style:font-weight-complex="normal"/>
    </style:style>
    <style:style style:name="T85" style:family="text">
      <style:text-properties fo:color="#000000" style:font-name="Liberation Serif" fo:font-size="15pt" fo:font-weight="normal" officeooo:rsid="0084fc96" style:font-size-asian="15pt" style:font-weight-asian="normal" style:font-size-complex="15pt" style:font-weight-complex="normal"/>
    </style:style>
    <style:style style:name="T86" style:family="text">
      <style:text-properties fo:color="#000000" style:font-name="Liberation Serif" fo:font-size="15pt" fo:font-weight="normal" officeooo:rsid="0086a234" style:font-size-asian="15pt" style:font-weight-asian="normal" style:font-size-complex="15pt" style:font-weight-complex="normal"/>
    </style:style>
    <style:style style:name="T87" style:family="text">
      <style:text-properties fo:color="#000000" style:font-name="Liberation Serif" fo:font-size="15pt" fo:font-weight="normal" officeooo:rsid="008ac1bd" style:font-size-asian="15pt" style:font-weight-asian="normal" style:font-size-complex="15pt" style:font-weight-complex="normal"/>
    </style:style>
    <style:style style:name="T88" style:family="text">
      <style:text-properties style:font-name="Liberation Serif" fo:font-size="15pt" officeooo:rsid="0007d76d" style:font-size-asian="15pt" style:font-size-complex="15pt"/>
    </style:style>
    <style:style style:name="T89" style:family="text">
      <style:text-properties style:font-name="Liberation Serif" fo:font-size="15pt" fo:font-weight="bold" officeooo:rsid="0007d76d" style:font-size-asian="15pt" style:font-weight-asian="bold" style:font-size-complex="15pt" style:font-weight-complex="bold"/>
    </style:style>
    <style:style style:name="T90" style:family="text">
      <style:text-properties style:font-name="Liberation Serif" fo:font-size="15pt" fo:font-weight="bold" officeooo:rsid="005648d5" style:font-size-asian="15pt" style:font-weight-asian="bold" style:font-size-complex="15pt" style:font-weight-complex="bold"/>
    </style:style>
    <style:style style:name="T91" style:family="text">
      <style:text-properties style:font-name="Liberation Serif" fo:font-size="15pt" fo:font-weight="bold" officeooo:rsid="0039bddb" style:font-size-asian="15pt" style:font-weight-asian="bold" style:font-size-complex="15pt" style:font-weight-complex="bold"/>
    </style:style>
    <style:style style:name="T92" style:family="text">
      <style:text-properties style:font-name="Liberation Serif" fo:font-size="15pt" fo:font-weight="bold" officeooo:rsid="005a5437" style:font-size-asian="15pt" style:font-weight-asian="bold" style:font-size-complex="15pt" style:font-weight-complex="bold"/>
    </style:style>
    <style:style style:name="T93" style:family="text">
      <style:text-properties style:font-name="Liberation Serif" fo:font-size="15pt" fo:font-weight="bold" officeooo:rsid="007103db" style:font-size-asian="15pt" style:font-weight-asian="bold" style:font-size-complex="15pt" style:font-weight-complex="bold"/>
    </style:style>
    <style:style style:name="T94" style:family="text">
      <style:text-properties style:font-name="Liberation Serif" fo:font-size="15pt" fo:font-weight="bold" officeooo:rsid="0073223d" style:font-size-asian="15pt" style:font-weight-asian="bold" style:font-size-complex="15pt" style:font-weight-complex="bold"/>
    </style:style>
    <style:style style:name="T95" style:family="text">
      <style:text-properties style:font-name="Liberation Serif" fo:font-size="15pt" fo:font-weight="bold" officeooo:rsid="00918e46" style:font-size-asian="15pt" style:font-weight-asian="bold" style:font-size-complex="15pt" style:font-weight-complex="bold"/>
    </style:style>
    <style:style style:name="T96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97" style:family="text">
      <style:text-properties style:font-name="Liberation Serif" fo:font-size="15pt" fo:font-weight="normal" officeooo:rsid="005648d5" style:font-size-asian="15pt" style:font-weight-asian="normal" style:font-size-complex="15pt" style:font-weight-complex="normal"/>
    </style:style>
    <style:style style:name="T98" style:family="text">
      <style:text-properties style:font-name="Liberation Serif" fo:font-size="15pt" fo:font-weight="normal" officeooo:rsid="005a5437" style:font-size-asian="15pt" style:font-weight-asian="normal" style:font-size-complex="15pt" style:font-weight-complex="normal"/>
    </style:style>
    <style:style style:name="T99" style:family="text">
      <style:text-properties fo:background-color="#ffffff" loext:char-shading-value="0"/>
    </style:style>
    <style:style style:name="T100" style:family="text">
      <style:text-properties officeooo:rsid="004e0005" fo:background-color="#ffffff" loext:char-shading-value="0"/>
    </style:style>
    <style:style style:name="T101" style:family="text">
      <style:text-properties officeooo:rsid="005694f3"/>
    </style:style>
    <style:style style:name="T102" style:family="text">
      <style:text-properties officeooo:rsid="00587a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S</text:span> → <text:span text:style-name="T1">Cond Opcode</text:span></text:p>
      <text:p text:style-name="P3"><text:span text:style-name="T1">Cond</text:span> →<text:span text:style-name="T49">[“</text:span><text:span text:style-name="T18">0000-1110</text:span><text:span text:style-name="T49">”]</text:span></text:p>
      <text:p text:style-name="P5"><text:span text:style-name="T2">Opcode </text:span><text:span text:style-name="T9">→</text:span> <text:span text:style-name="T1">Arithmetic </text:span>| <text:span text:style-name="T1">Logic </text:span>| <text:span text:style-name="T1">ConJump </text:span>| <text:span text:style-name="T1">Shift </text:span><text:span text:style-name="T4">| UncJump</text:span></text:p>
      <text:p text:style-name="P6"><text:span text:style-name="T1">Arithmetic</text:span> → <text:span text:style-name="T2">Div </text:span><text:span text:style-name="T9">| </text:span><text:span text:style-name="T2">Sum </text:span><text:span text:style-name="T9">| </text:span><text:span text:style-name="T2">Sub </text:span><text:span text:style-name="T9">| </text:span><text:span text:style-name="T2">Mult</text:span></text:p>
      <text:p text:style-name="P15"><text:span text:style-name="T89">Sum </text:span><text:span text:style-name="T88">→ “</text:span><text:span text:style-name="T64">[</text:span><text:span text:style-name="T47">(ADD | ADDS)</text:span><text:span text:style-name="T64">]</text:span><text:span text:style-name="T88"> </text:span><text:span text:style-name="T26">0000100</text:span><text:span text:style-name="T88">” </text:span><text:span text:style-name="T89">S’ </text:span><text:span text:style-name="T90">A</text:span></text:p>
      <text:p text:style-name="P10"><text:span text:style-name="T1">Sub</text:span> →<text:span text:style-name="T9">“ </text:span><text:span text:style-name="T48">[</text:span><text:span text:style-name="T39">(</text:span><text:span text:style-name="T40">SUB | SUBS</text:span><text:span text:style-name="T39">)</text:span><text:span text:style-name="T48">]</text:span> <text:span text:style-name="T17">0000010</text:span><text:span text:style-name="T13">” </text:span><text:span text:style-name="T2">S’ </text:span><text:span text:style-name="T6">A</text:span></text:p>
      <text:p text:style-name="P10"><text:span text:style-name="T1">Mult </text:span>→<text:span text:style-name="T9">“</text:span> <text:span text:style-name="T48">[</text:span><text:span text:style-name="T39">(</text:span><text:span text:style-name="T40">MUL</text:span><text:span text:style-name="T39"> | </text:span><text:span text:style-name="T40">MULS</text:span><text:span text:style-name="T39">)</text:span><text:span text:style-name="T48">]</text:span> <text:span text:style-name="T16">0000000</text:span>” <text:span text:style-name="T2">S’ </text:span><text:span text:style-name="T7">B</text:span></text:p>
      <text:p text:style-name="P4"><text:span text:style-name="T1">Div</text:span> → “ <text:span text:style-name="T48">[</text:span><text:span text:style-name="T40">SDIV</text:span><text:span text:style-name="T48">]</text:span> <text:span text:style-name="T16">0111000</text:span>” “<text:span text:style-name="T16">1</text:span>” <text:span text:style-name="T7">B</text:span></text:p>
      <text:p text:style-name="P9"><text:span text:style-name="T1">UncJump </text:span>→<text:span text:style-name="T9">“</text:span><text:span text:style-name="T59">[</text:span><text:span text:style-name="T45">BLX</text:span><text:span text:style-name="T59">] </text:span><text:span text:style-name="T21">0001001</text:span><text:span text:style-name="T60">” </text:span><text:span text:style-name="T52">“</text:span><text:span text:style-name="T24">0</text:span><text:span text:style-name="T53">” </text:span><text:span text:style-name="T58">C</text:span></text:p>
      <text:p text:style-name="P11"><text:span text:style-name="T3">Logic</text:span><text:span text:style-name="T14"> → (“</text:span><text:span text:style-name="T50">[</text:span><text:span text:style-name="T41">AND</text:span><text:span text:style-name="T50">]</text:span><text:span text:style-name="T14"> </text:span><text:span text:style-name="T16">0000000</text:span>” <text:span text:style-name="T101"><text:s/>| </text:span><text:span text:style-name="T38">[NOR] [X]</text:span><text:span text:style-name="T14"> | “</text:span><text:span text:style-name="T50">[</text:span><text:span text:style-name="T41">ORR</text:span><text:span text:style-name="T50">]</text:span><text:span text:style-name="T14"> </text:span><text:span text:style-name="T16">0001100</text:span>”<text:span text:style-name="T102">) </text:span><text:span text:style-name="T5">S’ </text:span><text:span text:style-name="T7">B</text:span></text:p>
      <text:p text:style-name="P8"><text:span text:style-name="T1">ConJump </text:span>→ <text:span text:style-name="T99">“</text:span><text:span text:style-name="T100">[</text:span><text:span text:style-name="T46">CMP</text:span><text:span text:style-name="T61">]</text:span><text:span text:style-name="T15"> </text:span><text:span text:style-name="T22">00110</text:span><text:span text:style-name="T23">10</text:span><text:span text:style-name="T62">” </text:span><text:span text:style-name="T56">“</text:span><text:span text:style-name="T23">1</text:span><text:span text:style-name="T57">” </text:span><text:span text:style-name="T55">B</text:span></text:p>
      <text:p text:style-name="P12"><text:span text:style-name="T3">Shift → “</text:span><text:span text:style-name="T50">[</text:span><text:span text:style-name="T41">LSL </text:span><text:span text:style-name="T44">| </text:span><text:span text:style-name="T42">LSR </text:span><text:span text:style-name="T44">| </text:span><text:span text:style-name="T43">ASR</text:span><text:span text:style-name="T51">]</text:span><text:span text:style-name="T3"> </text:span><text:span text:style-name="T20">0001101</text:span><text:span text:style-name="T8">” </text:span><text:span text:style-name="T12">“</text:span><text:span text:style-name="T19">0</text:span><text:span text:style-name="T11">” </text:span><text:span text:style-name="T8">C</text:span></text:p>
      <text:p text:style-name="P7"><text:span text:style-name="T1">S’ </text:span><text:span text:style-name="T10">→ “</text:span><text:span text:style-name="T16">0</text:span><text:span text:style-name="T10">” | “</text:span><text:span text:style-name="T16">1</text:span><text:span text:style-name="T10">”</text:span></text:p>
      <text:p text:style-name="P13"><text:span text:style-name="T91">A</text:span><text:span text:style-name="T90"> → </text:span><text:span text:style-name="T97">([“</text:span><text:span text:style-name="T27">0000-1111</text:span><text:span text:style-name="T77">”</text:span><text:span text:style-name="T97">] != “</text:span><text:span text:style-name="T27">1101</text:span><text:span text:style-name="T77">”</text:span><text:span text:style-name="T97">) </text:span><text:span text:style-name="T93">D</text:span></text:p>
      <text:p text:style-name="P14"><text:span text:style-name="T90">B</text:span><text:span text:style-name="T97"> →</text:span><text:span text:style-name="T96"> </text:span><text:span text:style-name="T98">[“</text:span><text:span text:style-name="T28">0000-1111</text:span><text:span text:style-name="T98">”] </text:span><text:span text:style-name="T94">D</text:span></text:p>
      <text:p text:style-name="P20"><text:span text:style-name="T92">C</text:span><text:span text:style-name="T98"> →</text:span><text:span text:style-name="T96"> “</text:span><text:span text:style-name="T25">0000” </text:span><text:span text:style-name="T76">[</text:span><text:span text:style-name="T34">“</text:span><text:span text:style-name="T28">0000-1111</text:span><text:span text:style-name="T34">”</text:span><text:span text:style-name="T76">] </text:span><text:span text:style-name="T78">(</text:span><text:span text:style-name="T80">[</text:span><text:span text:style-name="T78">“</text:span><text:span text:style-name="T29">00000-11111”</text:span><text:span text:style-name="T78">] <text:s/></text:span><text:span text:style-name="T71">E</text:span><text:span text:style-name="T81"> </text:span><text:span text:style-name="T79">| </text:span><text:span text:style-name="T69">D</text:span><text:span text:style-name="T79">)</text:span><text:span text:style-name="T68"> </text:span><text:span text:style-name="T75"><text:s/></text:span><text:span text:style-name="T96">| “</text:span><text:span text:style-name="T25">111111111111</text:span><text:span text:style-name="T96">” “</text:span><text:span text:style-name="T25">0011</text:span><text:span text:style-name="T33">” </text:span><text:span text:style-name="T84">[“</text:span><text:span text:style-name="T32">0000-1111</text:span><text:span text:style-name="T84">”]</text:span><text:span text:style-name="T33"> </text:span></text:p>
      <text:p text:style-name="P20"><text:span text:style-name="T70">D →</text:span><text:span text:style-name="T72"> </text:span><text:span text:style-name="T83">[</text:span><text:span text:style-name="T82">[“</text:span><text:span text:style-name="T30">0000-1111</text:span><text:span text:style-name="T82">”]</text:span><text:span text:style-name="T83">] </text:span><text:span text:style-name="T73">F</text:span></text:p>
      <text:p text:style-name="P16"><text:span text:style-name="T68">E → </text:span><text:span text:style-name="T74">(</text:span><text:span text:style-name="T75">“</text:span><text:span text:style-name="T25">010</text:span><text:span text:style-name="T31">1</text:span><text:span text:style-name="T75">” </text:span><text:span text:style-name="T85">| “</text:span><text:span text:style-name="T31">0001”</text:span><text:span text:style-name="T85"> | “</text:span><text:span text:style-name="T31">0010</text:span><text:span text:style-name="T85">”)</text:span><text:span text:style-name="T68"> </text:span><text:span text:style-name="T75">[“</text:span><text:span text:style-name="T25">0000-1111</text:span><text:span text:style-name="T75">”]</text:span></text:p>
      <text:p text:style-name="P17"><text:span text:style-name="T63">F → </text:span><text:span text:style-name="T75">[</text:span><text:span text:style-name="T63">“</text:span><text:span text:style-name="T35">00000-11111</text:span><text:span text:style-name="T63">”</text:span><text:span text:style-name="T75">] </text:span><text:span text:style-name="T65">G</text:span><text:span text:style-name="T84">| </text:span><text:span text:style-name="T86">(</text:span><text:span text:style-name="T84">[“</text:span><text:span text:style-name="T36">0000-1111</text:span><text:span text:style-name="T84">”] </text:span><text:span text:style-name="T86">) [</text:span><text:span text:style-name="T65">H</text:span><text:span text:style-name="T86">]</text:span><text:span text:style-name="T84"> </text:span></text:p>
      <text:p text:style-name="P18"><text:span text:style-name="T66">G →</text:span><text:span text:style-name="T63"> </text:span><text:span text:style-name="T75">stype2</text:span><text:span text:style-name="T63"> “</text:span><text:span text:style-name="T35">0</text:span><text:span text:style-name="T63">” </text:span><text:span text:style-name="T84">[“</text:span><text:span text:style-name="T36">0000-1111</text:span><text:span text:style-name="T84">”]</text:span></text:p>
      <text:p text:style-name="P19"><text:span text:style-name="T66">H</text:span><text:span text:style-name="T84"> →</text:span><text:span text:style-name="T75"> </text:span><text:span text:style-name="T87">(“</text:span><text:span text:style-name="T37">1001</text:span><text:span text:style-name="T87">” | “</text:span><text:span text:style-name="T37">0001</text:span><text:span text:style-name="T87">”) </text:span><text:span text:style-name="T84">[“</text:span><text:span text:style-name="T36">0000-1111</text:span><text:span text:style-name="T84">”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5T14:46:24.460000000</meta:creation-date>
    <dc:date>2021-02-19T22:41:27.735000000</dc:date>
    <meta:editing-duration>PT4H53M27S</meta:editing-duration>
    <meta:editing-cycles>101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1" meta:word-count="147" meta:character-count="747" meta:non-whitespace-character-count="616"/>
  </office:meta>
</office:document-meta>
</file>